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_20_2_20_2_20_2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20_2_20_2_20_2_20_2_20_2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20_2_20_2_20_2_20_2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20_2_20_2_20_2_20_2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20_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Bank Num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Bank Num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rocessing Dat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Processing Dat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Reject Type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2"/>
          <table:table-cell table:style-name="ce2" office:value-type="string" calcext:value-type="string">
            <text:p>Reject Type</text:p>
          </table:table-cell>
          <table:table-cell table:number-columns-repeated="2" table:style-name="ce6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Merchant Number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/>
          <table:table-cell table:style-name="ce1" office:value-type="string" calcext:value-type="string">
            <text:p>Merchant Nam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Tran Cod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style-name="ce1" office:value-type="string" calcext:value-type="string">
            <text:p>Merchant City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string" calcext:value-type="string">
            <text:p>ESID Cod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style-name="ce1" office:value-type="string" calcext:value-type="string">
            <text:p>Merchant State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Amount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style-name="ce1" office:value-type="string" calcext:value-type="string">
            <text:p>Merchant Country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Reference Number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style-name="ce1" office:value-type="string" calcext:value-type="string">
            <text:p>Filler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56" calcext:value-type="float">
            <text:p>256</text:p>
          </table:table-cell>
        </table:table-row>
        <table:table-row table:style-name="ro1">
          <table:table-cell table:style-name="ce1" office:value-type="string" calcext:value-type="string">
            <text:p>Reject Reason Code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trol Sequence Number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rdholder Number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uthorization Code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 Incoming Reject Reason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rd Type Indicator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erchant Association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erchant Group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Workflow ID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rd Plan Type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ller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 table:number-columns-repeated="2"/>
          <table:table-cell table:number-columns-repeated="5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=0" style:apply-style-name="N12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_20_2_20_2" style:display-name="Normal 2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6_20_2_20_2" style:display-name="Normal 6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0:25:03.289725320</meta:creation-date>
    <dc:date>2014-12-31T10:32:09.475614624</dc:date>
    <meta:editing-duration>P0D</meta:editing-duration>
    <meta:editing-cycles>1</meta:editing-cycles>
    <meta:document-statistic meta:table-count="1" meta:cell-count="84" meta:object-count="0"/>
    <meta:generator>LibreOffice/4.2.7.2$Linux_x86 LibreOffice_project/420m0$Build-2</meta:generator>
  </office:meta>
</office:document-meta>
</file>